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auto" fo:break-after="auto" table:align="margins"/>
    </style:style>
    <style:style style:name="Tabelle1.A" style:family="table-column">
      <style:table-column-properties style:column-width="3cm" style:rel-column-width="11566*"/>
    </style:style>
    <style:style style:name="Tabelle1.B" style:family="table-column">
      <style:table-column-properties style:column-width="14cm" style:rel-column-width="53969*"/>
    </style:style>
    <style:style style:name="Tabelle1.A1" style:family="table-cell">
      <style:table-cell-properties fo:padding="0.097cm" fo:border="none"/>
    </style:style>
    <style:style style:name="Tabelle1.2" style:family="table-row">
      <style:table-row-properties style:min-row-height="0.587cm"/>
    </style:style>
    <style:style style:name="Tabelle1.3" style:family="table-row">
      <style:table-row-properties style:min-row-height="0.467cm"/>
    </style:style>
    <style:style style:name="Tabelle1.B17" style:family="table-cell">
      <style:table-cell-properties style:vertical-align=""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fo:font-size="10pt" style:font-size-asian="10pt" style:font-size-complex="10pt"/>
    </style:style>
    <style:style style:name="P2" style:family="paragraph" style:parent-style-name="Table_20_Contents">
      <style:text-properties fo:color="#000000"/>
    </style:style>
    <style:style style:name="P3" style:family="paragraph" style:parent-style-name="Table_20_Contents">
      <style:text-properties fo:color="#000000" fo:font-size="18pt" fo:font-style="italic" style:font-size-asian="18pt" style:font-style-asian="italic" style:font-size-complex="18pt" style:font-style-complex="italic"/>
    </style:style>
    <style:style style:name="P4" style:family="paragraph" style:parent-style-name="Table_20_Contents">
      <style:paragraph-properties fo:text-align="start" style:justify-single-word="false"/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Table_20_Contents">
      <style:paragraph-properties fo:text-align="end" style:justify-single-word="false"/>
      <style:text-properties fo:color="#000000"/>
    </style:style>
    <style:style style:name="P6" style:family="paragraph" style:parent-style-name="Table_20_Contents">
      <style:text-properties fo:color="#000000"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color="#000000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color="#000000" fo:font-size="8pt" fo:font-style="italic" style:font-size-asian="8pt" style:font-style-asian="italic" style:font-size-complex="8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Table_20_Contents">
      <style:text-properties fo:color="#000000" fo:font-size="32pt" style:font-size-asian="32pt" style:font-size-complex="32pt"/>
    </style:style>
    <style:style style:name="P12" style:family="paragraph" style:parent-style-name="Table_20_Contents">
      <style:paragraph-properties fo:text-align="start" style:justify-single-word="false"/>
      <style:text-properties fo:color="#000000" fo:font-size="12pt" fo:font-style="normal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fo:color="#000000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00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32pt" style:font-size-asian="32pt" style:font-size-complex="32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>Vladimir Deminenko | Wasserstr. 32, 59423 Unna</text:p>
          </table:table-cell>
        </table:table-row>
        <table:table-row table:style-name="Tabelle1.2"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5">Telefon 02303 592605 | E-Mail vladimir.deminenko@gmail.com</text:p>
          </table:table-cell>
        </table:table-row>
        <table:table-row table:style-name="Tabelle1.3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/>
          </table:table-cell>
        </table:table-row>
        <table:table-row table:style-name="Tabelle1.3">
          <table:table-cell table:style-name="Tabelle1.A1" table:number-columns-spanned="2" office:value-type="string">
            <text:p text:style-name="P11">IT-Profil</text:p>
          </table:table-cell>
          <table:covered-table-cell/>
        </table:table-row>
        <table:table-row table:style-name="Tabelle1.3"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7"/>
          </table:table-cell>
        </table:table-row>
        <table:table-row table:style-name="Tabelle1.3">
          <table:table-cell table:style-name="Tabelle1.A1" table:number-columns-spanned="2" office:value-type="string">
            <text:p text:style-name="P3">Branchen / Firme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2">Computer-Technologie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Firma dualutions GmbH, Köl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Firma Sodejstwie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">- Firma Trit-Computers, Almaty 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">- Forschungs- und Produktionsvereinigung Prognostika bei der Akademie der Wissenschaften UdSSR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Institut für Mathematik bei der Akademie der Wissenschaften Kasachstan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Kasachisch-amerikanischen Unternehmen Glotur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Konstruktionsbüro in der Forschungs- und Produktionsvereinigung für Wirtschaftsinformatik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">- Sowjetisch-englischen Unternehmen Computers Systems &amp; Technologies, Moskau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Firma TechDo GmbH, Recklinghausen</text:p>
          </table:table-cell>
          <table:covered-table-cell/>
        </table:table-row>
        <table:table-row table:style-name="Tabelle1.3">
          <table:table-cell table:style-name="Tabelle1.A1" office:value-type="string">
            <text:p text:style-name="P9"/>
          </table:table-cell>
          <table:table-cell table:style-name="Tabelle1.B17" office:value-type="string">
            <text:p text:style-name="P8"/>
          </table:table-cell>
        </table:table-row>
        <table:table-row table:style-name="Tabelle1.3">
          <table:table-cell table:style-name="Tabelle1.A1" table:number-columns-spanned="2" office:value-type="string">
            <text:p text:style-name="P12">Landwirtschaft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Rechenzentrum bei dem Landwirtschaftsministerium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2">Logistik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Konstruktionsbüro von Verkehrsministerium, Almaty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2">Medizi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3">- Firma MedVision AG, Unna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8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4">Fachliche Schwerpunkte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Delphi- (Delphi 5 - XE7 / VCL) und Datenbanken- Entwicklung, Fast Report, Firebird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0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4">Betriebssysteme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Windows, Linux, Android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0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4">Datenbanken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Firebird, MySQL, Oracle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0"/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4">Computersprache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Delphi, Java, C++, C, Oracle PL/SQL</text:p>
          </table:table-cell>
          <table:covered-table-cell/>
        </table:table-row>
        <table:table-row table:style-name="Tabelle1.3">
          <table:table-cell table:style-name="Tabelle1.A1" table:number-columns-spanned="2" office:value-type="string">
            <text:p text:style-name="P14">JavaScript, HTML/CSS</text:p>
          </table:table-cell>
          <table:covered-table-cell/>
        </table:table-row>
        <text:soft-page-break/>
        <table:table-row table:style-name="Tabelle1.3">
          <table:table-cell table:style-name="Tabelle1.A1" table:number-columns-spanned="2" office:value-type="string">
            <text:p text:style-name="P4">Praxis</text:p>
          </table:table-cell>
          <table:covered-table-cell/>
        </table:table-row>
        <table:table-row table:style-name="Tabelle1.3">
          <table:table-cell table:style-name="Tabelle1.A1" office:value-type="string">
            <text:p text:style-name="P14">09/2014-09/2015</text:p>
          </table:table-cell>
          <table:table-cell table:style-name="Tabelle1.A1" office:value-type="string">
            <text:p text:style-name="P15">Firma Delco GmbH, Lippstadt</text:p>
            <text:p text:style-name="P14">Weiterentwicklung, Pflege und Betreuung der ERP- Systemen</text:p>
            <text:p text:style-name="P10"/>
            <text:p text:style-name="P10">Delphi 5, Fast Report, Firebird 1.5, Firebird 2.5, Java</text:p>
            <text:p text:style-name="P10">MS Windows, Android</text:p>
          </table:table-cell>
        </table:table-row>
        <table:table-row table:style-name="Tabelle1.3">
          <table:table-cell table:style-name="Tabelle1.A1" office:value-type="string">
            <text:p text:style-name="P13">05/2006-12/2009</text:p>
          </table:table-cell>
          <table:table-cell table:style-name="Tabelle1.A1" office:value-type="string">
            <text:p text:style-name="P16">Firma TechDo GmbH, Recklinghausen</text:p>
            <text:p text:style-name="P13">Weiterentwicklung, Pflege und Betreuung der TechDo- Systemen</text:p>
            <text:p text:style-name="P8"/>
            <text:p text:style-name="P8">Delphi 5, Delphi 7 - Delphi 2007, <text:span text:style-name="T1">Fast Report,</text:span> C#, PHP, PL/SQL, Oracle 9i/11i, Firebird 1.5, IBExpert, MySQL,<text:line-break/>MS Access</text:p>
          </table:table-cell>
        </table:table-row>
        <table:table-row table:style-name="Tabelle1.3">
          <table:table-cell table:style-name="Tabelle1.A1" office:value-type="string">
            <text:p text:style-name="P13">08/2005-09/2005</text:p>
          </table:table-cell>
          <table:table-cell table:style-name="Tabelle1.A1" office:value-type="string">
            <text:p text:style-name="P16">Praktikum bei der Firma dualutions GmbH, Köln</text:p>
            <text:p text:style-name="P13">Entwicklung der graphischer Oberfläche</text:p>
            <text:p text:style-name="P8"/>
            <text:p text:style-name="P8">Java, Framework JGoodies Looks und Form</text:p>
          </table:table-cell>
        </table:table-row>
        <table:table-row table:style-name="Tabelle1.3">
          <table:table-cell table:style-name="Tabelle1.A1" office:value-type="string">
            <text:p text:style-name="P13">12/2003-01/2004</text:p>
          </table:table-cell>
          <table:table-cell table:style-name="Tabelle1.A1" office:value-type="string">
            <text:p text:style-name="P16">Firma Weisband Informatik, Düsseldorf</text:p>
            <text:p text:style-name="P13">Entwicklung eines Automaten</text:p>
            <text:p text:style-name="P8"/>
            <text:p text:style-name="P8">Java</text:p>
          </table:table-cell>
        </table:table-row>
        <table:table-row table:style-name="Tabelle1.3">
          <table:table-cell table:style-name="Tabelle1.A1" office:value-type="string">
            <text:p text:style-name="P13">01/2001-12/2003</text:p>
          </table:table-cell>
          <table:table-cell table:style-name="Tabelle1.A1" office:value-type="string">
            <text:p text:style-name="P16">Firma MedVision GmbH, Unna</text:p>
            <text:p text:style-name="P13">Entwicklung der Berichtssystemen</text:p>
            <text:p text:style-name="P8"/>
            <text:p text:style-name="P8">Delphi 5/7, Sybase 5.5</text:p>
          </table:table-cell>
        </table:table-row>
        <table:table-row table:style-name="Tabelle1.3">
          <table:table-cell table:style-name="Tabelle1.A1" office:value-type="string">
            <text:p text:style-name="P13">01/1998-01/2001</text:p>
          </table:table-cell>
          <table:table-cell table:style-name="Tabelle1.A1" office:value-type="string">
            <text:p text:style-name="P16">Firma Trit-Computers, Almaty</text:p>
            <text:p text:style-name="P13">Entwicklung und Projektleitung der Billingssystemen</text:p>
            <text:p text:style-name="P8"/>
            <text:p text:style-name="P8">Delphi, 1S, Paradox</text:p>
          </table:table-cell>
        </table:table-row>
        <table:table-row table:style-name="Tabelle1.3">
          <table:table-cell table:style-name="Tabelle1.A1" office:value-type="string">
            <text:p text:style-name="P13">10/1995-12/1997</text:p>
          </table:table-cell>
          <table:table-cell table:style-name="Tabelle1.A1" office:value-type="string">
            <text:p text:style-name="P16">Kasachisch-amerikanischen Unternehmen Glotur, Almaty</text:p>
            <text:p text:style-name="P13">Entwicklung eines Handelssystems</text:p>
            <text:p text:style-name="P8"/>
            <text:p text:style-name="P8">Delphi, 1S, Paradox</text:p>
          </table:table-cell>
        </table:table-row>
        <table:table-row table:style-name="Tabelle1.3">
          <table:table-cell table:style-name="Tabelle1.A1" office:value-type="string">
            <text:p text:style-name="P13">01/1994-10/1995</text:p>
          </table:table-cell>
          <table:table-cell table:style-name="Tabelle1.A1" office:value-type="string">
            <text:p text:style-name="P16">Institut für Mathematik bei der Akademie der Wissenschaften Kasachstan, Almaty</text:p>
            <text:p text:style-name="P13">Entwicklung der Büchereissystems für die Wissenschaftsakademie Kasachstan</text:p>
          </table:table-cell>
        </table:table-row>
        <table:table-row table:style-name="Tabelle1.3">
          <table:table-cell table:style-name="Tabelle1.A1" office:value-type="string">
            <text:p text:style-name="P13">03/1992-05/1993</text:p>
          </table:table-cell>
          <table:table-cell table:style-name="Tabelle1.A1" office:value-type="string">
            <text:p text:style-name="P16">Firma Sodejstwie, Almaty</text:p>
            <text:p text:style-name="P13">Entwicklung eines Buchhaltungssystems</text:p>
            <text:p text:style-name="P8"/>
            <text:p text:style-name="P8">Turbo Pascal 5.5, <text:s/>Paradox</text:p>
          </table:table-cell>
        </table:table-row>
        <table:table-row table:style-name="Tabelle1.3">
          <table:table-cell table:style-name="Tabelle1.A1" office:value-type="string">
            <text:p text:style-name="P13">04/1991-01/1992</text:p>
          </table:table-cell>
          <table:table-cell table:style-name="Tabelle1.A1" office:value-type="string">
            <text:p text:style-name="P16">Forschungs- und Produktionsvereinigung Prognostika<text:line-break/>bei der Akademie der Wissenschaften UdSSR, Almaty</text:p>
            <text:p text:style-name="P13">Informatiker- Konsultant</text:p>
          </table:table-cell>
        </table:table-row>
        <table:table-row table:style-name="Tabelle1.3">
          <table:table-cell table:style-name="Tabelle1.A1" office:value-type="string">
            <text:p text:style-name="P13">01/1990-04/1991</text:p>
          </table:table-cell>
          <table:table-cell table:style-name="Tabelle1.A1" office:value-type="string">
            <text:p text:style-name="P16">Sowjetisch-englischen Unternehmen Computers Systems &amp; Technologies, Moskau</text:p>
            <text:p text:style-name="P13">Entwicklung der Logistik- und Buchhaltungssystemen für Transportgesellschaft Sovtransauto</text:p>
            <text:p text:style-name="P8"/>
            <text:p text:style-name="P8">MDBS III, Turbo Pascal 5.5</text:p>
          </table:table-cell>
        </table:table-row>
        <table:table-row table:style-name="Tabelle1.3">
          <table:table-cell table:style-name="Tabelle1.A1" office:value-type="string">
            <text:p text:style-name="P13">10/1987-12/1989</text:p>
          </table:table-cell>
          <table:table-cell table:style-name="Tabelle1.A1" office:value-type="string">
            <text:p text:style-name="P16">Konstruktionsbüro in der Forschungs- und Produktionsvereinigung<text:line-break/>für Wirtschaftsinformatik, Almaty</text:p>
            <text:p text:style-name="P13">Entwicklung der City Hall Systemen</text:p>
            <text:p text:style-name="P8"/>
            <text:p text:style-name="P8">DEC PDP-11, Assembler, Pascal, Fortran</text:p>
          </table:table-cell>
        </table:table-row>
        <table:table-row table:style-name="Tabelle1.3">
          <table:table-cell table:style-name="Tabelle1.A1" office:value-type="string">
            <text:p text:style-name="P13">09/1986-10/1987</text:p>
          </table:table-cell>
          <table:table-cell table:style-name="Tabelle1.A1" office:value-type="string">
            <text:p text:style-name="P16">Konstruktionsbüro von Verkehrsministerium, Almaty</text:p>
            <text:p text:style-name="P13">Entwicklung der Logistik- Systemen</text:p>
            <text:p text:style-name="P8"/>
            <text:p text:style-name="P8">SM-2, Assembler, Fortran</text:p>
          </table:table-cell>
        </table:table-row>
        <table:table-row table:style-name="Tabelle1.3">
          <table:table-cell table:style-name="Tabelle1.A1" office:value-type="string">
            <text:p text:style-name="P13">12/1981-09/1986</text:p>
          </table:table-cell>
          <table:table-cell table:style-name="Tabelle1.A1" office:value-type="string">
            <text:p text:style-name="P16">Rechenzentrum bei dem Landwirtschaftsministerium, Almaty</text:p>
            <text:p text:style-name="P13">Entwicklung der Berichtssystemen</text:p>
            <text:p text:style-name="P8"/>
            <text:p text:style-name="P8">IBM 360/370, PL/I</text:p>
          </table:table-cell>
        </table:table-row>
        <table:table-row table:style-name="Tabelle1.3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  <table:table-row table:style-name="Tabelle1.3"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8"/>
          </table:table-cell>
        </table:table-row>
      </table:table>
      <text:p text:style-name="P1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23T10:44:49.57</meta:creation-date>
    <dc:date>2016-06-27T13:07:39.95</dc:date>
    <meta:editing-duration>PT1H53M41S</meta:editing-duration>
    <meta:editing-cycles>68</meta:editing-cycles>
    <meta:generator>OpenOffice/4.1.2$Win32 OpenOffice.org_project/412m3$Build-9782</meta:generator>
    <meta:print-date>2016-06-27T09:27:58</meta:print-date>
    <meta:document-statistic meta:table-count="1" meta:image-count="0" meta:object-count="0" meta:page-count="3" meta:paragraph-count="85" meta:word-count="360" meta:character-count="3082"/>
  </office:meta>
</office:document-meta>
</file>